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137.51mm"/>
    </style:style>
    <style:style style:name="co3" style:family="table-column">
      <style:table-column-properties fo:break-before="auto" style:column-width="98.0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Vulnerability ID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 calcext:value-type="string">
            <text:p><text:a xlink:href="#l5_d1577ae15f01ef5438c5afc62162457c00a34713" xlink:type="simple">httpclient-4.5.3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apache&amp;cpe_product=cpe%3A%2F%3Aapache%3Ahttpclient&amp;cpe_version=cpe%3A%2F%3Aapache%3Ahttpclient%3A4.5.3" xlink:type="simple">cpe:2.3:a:apache:httpclient:4.5.3:*:*:*:*:*:*:*</text:a></text:p>
          </table:table-cell>
          <table:table-cell table:style-name="ce2" office:value-type="string" calcext:value-type="string">
            <text:p><text:a xlink:href="https://ossindex.sonatype.org/component/pkg:maven/org.apache.httpcomponents/httpclient@4.5.3?utm_source=dependency-check&amp;utm_medium=integration&amp;utm_content=5.3.0" xlink:type="simple">pkg:maven/org.apache.httpcomponents/httpclient@4.5.3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9_a0d25ba5cf5693f26bb84f47a686dc4850f6eaaf" xlink:type="simple">jasperreports-6.3.1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tibco&amp;cpe_product=cpe%3A%2F%3Atibco%3Ajasperreports_library&amp;cpe_version=cpe%3A%2F%3Atibco%3Ajasperreports_library%3A6.3.1" xlink:type="simple">cpe:2.3:a:tibco:jasperreports_library:6.3.1:*:*:*:*:*:*:*</text:a></text:p>
          </table:table-cell>
          <table:table-cell table:style-name="ce2" office:value-type="string" calcext:value-type="string">
            <text:p><text:a xlink:href="https://ossindex.sonatype.org/component/pkg:maven/net.sf.jasperreports/jasperreports@6.3.1?utm_source=dependency-check&amp;utm_medium=integration&amp;utm_content=5.3.0" xlink:type="simple">pkg:maven/net.sf.jasperreports/jasperreports@6.3.1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12_d48d10d267d999255167c291e2197b00da829112" xlink:type="simple">itext-2.1.7.js5.jar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ossindex.sonatype.org/component/pkg:maven/com.lowagie/itext@2.1.7.js5?utm_source=dependency-check&amp;utm_medium=integration&amp;utm_content=5.3.0" xlink:type="simple">pkg:maven/com.lowagie/itext@2.1.7.js5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13_14ff2dfec8578f5f6838c4d6a77a86789afe5382" xlink:type="simple">bcmail-jdk14-138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bouncycastle&amp;cpe_product=cpe%3A%2F%3Abouncycastle%3Alegion-of-the-bouncy-castle" xlink:type="simple">cpe:2.3:a:bouncycastle:legion-of-the-bouncy-castle:*:*:*:*:*:*:*:*</text:a></text:p>
          </table:table-cell>
          <table:table-cell table:style-name="ce2" office:value-type="string" calcext:value-type="string">
            <text:p><text:a xlink:href="https://ossindex.sonatype.org/component/pkg:maven/bouncycastle/bcmail-jdk14@138?utm_source=dependency-check&amp;utm_medium=integration&amp;utm_content=5.3.0" xlink:type="simple">pkg:maven/bouncycastle/bcmail-jdk14@138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#l14_de366c3243a586eb3c0e2bcde1ed9bb1bfb985ff" xlink:type="simple">bcprov-jdk14-138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bouncycastle&amp;cpe_product=cpe%3A%2F%3Abouncycastle%3Alegion-of-the-bouncy-castle" xlink:type="simple">cpe:2.3:a:bouncycastle:legion-of-the-bouncy-castle:*:*:*:*:*:*:*:*</text:a></text:p>
            <text:p><text:a xlink:href="https://nvd.nist.gov/vuln/search/results?form_type=Advanced&amp;results_type=overview&amp;search_type=all&amp;cpe_vendor=cpe%3A%2F%3Abouncycastle&amp;cpe_product=cpe%3A%2F%3Abouncycastle%3Alegion-of-the-bouncy-castle-java-crytography-api" xlink:type="simple">cpe:2.3:a:bouncycastle:legion-of-the-bouncy-castle-java-crytography-api:*:*:*:*:*:*:*:*</text:a></text:p>
          </table:table-cell>
          <table:table-cell table:style-name="ce2" office:value-type="string" calcext:value-type="string">
            <text:p><text:a xlink:href="https://ossindex.sonatype.org/component/pkg:maven/bouncycastle/bcprov-jdk14@138?utm_source=dependency-check&amp;utm_medium=integration&amp;utm_content=5.3.0" xlink:type="simple">pkg:maven/bouncycastle/bcprov-jdk14@138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#l24_663f531c1b82f91c0cd1142b6ebed07b0c58dbf3" xlink:type="simple">spring-aop-3.0.6.RELEASE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0.6" xlink:type="simple">cpe:2.3:a:pivotal_software:spring_framework:3.0.6:release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0.6" xlink:type="simple">cpe:2.3:a:springsource:spring_framework:3.0.6:release:*:*:*:*:*:*</text:a></text:p>
            <text:p>cpe:2.3:a:vmware:springsource_spring_framework:3.0.6:release:*:*:*:*:*:*</text:p>
          </table:table-cell>
          <table:table-cell table:style-name="ce2" office:value-type="string" calcext:value-type="string">
            <text:p><text:a xlink:href="https://ossindex.sonatype.org/component/pkg:maven/org.springframework/spring-aop@3.0.6.RELEASE?utm_source=dependency-check&amp;utm_medium=integration&amp;utm_content=5.3.0" xlink:type="simple">pkg:maven/org.springframework/spring-aop@3.0.6.RELEASE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#l26_0c70e04d81ef9810983e98ff5c7c6af0bfd8a8b9" xlink:type="simple">spring-core-3.0.6.RELEASE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0.6" xlink:type="simple">cpe:2.3:a:pivotal_software:spring_framework:3.0.6:release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0.6" xlink:type="simple">cpe:2.3:a:springsource:spring_framework:3.0.6:release:*:*:*:*:*:*</text:a></text:p>
            <text:p>cpe:2.3:a:vmware:springsource_spring_framework:3.0.6:release:*:*:*:*:*:*</text:p>
          </table:table-cell>
          <table:table-cell table:style-name="ce2" office:value-type="string" calcext:value-type="string">
            <text:p><text:a xlink:href="https://ossindex.sonatype.org/component/pkg:maven/org.springframework/spring-core@3.0.6.RELEASE?utm_source=dependency-check&amp;utm_medium=integration&amp;utm_content=5.3.0" xlink:type="simple">pkg:maven/org.springframework/spring-core@3.0.6.RELEASE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38_e22fd3bb6a7152bd7d07c7e8901c2451b601725f" xlink:type="simple">poi-3.10-FINAL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2" office:value-type="string" calcext:value-type="string">
            <text:p><text:a xlink:href="https://ossindex.sonatype.org/component/pkg:maven/org.apache.poi/poi@3.10-FINAL?utm_source=dependency-check&amp;utm_medium=integration&amp;utm_content=5.3.0" xlink:type="simple">pkg:maven/org.apache.poi/poi@3.10-FINAL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43_686ef3410bcf4ab8ce7fd0b899e832aaba5facf7" xlink:type="simple">commons-beanutils-1.8.3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3" xlink:type="simple">cpe:2.3:a:apache:commons_beanutils:1.8.3:*:*:*:*:*:*:*</text:a></text:p>
          </table:table-cell>
          <table:table-cell table:style-name="ce2" office:value-type="string" calcext:value-type="string">
            <text:p><text:a xlink:href="https://ossindex.sonatype.org/component/pkg:maven/commons-beanutils/commons-beanutils@1.8.3?utm_source=dependency-check&amp;utm_medium=integration&amp;utm_content=5.3.0" xlink:type="simple">pkg:maven/commons-beanutils/commons-beanutils@1.8.3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46_722b797abfb5ed4aa8a9919731c99f6e2e6e921d" xlink:type="simple">primefaces-5.3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primetek&amp;cpe_product=cpe%3A%2F%3Aprimetek%3Aprimefaces&amp;cpe_version=cpe%3A%2F%3Aprimetek%3Aprimefaces%3A5.3" xlink:type="simple">cpe:2.3:a:primetek:primefaces:5.3:*:*:*:*:*:*:*</text:a></text:p>
          </table:table-cell>
          <table:table-cell table:style-name="ce2" office:value-type="string" calcext:value-type="string">
            <text:p><text:a xlink:href="https://ossindex.sonatype.org/component/pkg:maven/org.primefaces/primefaces@5.3?utm_source=dependency-check&amp;utm_medium=integration&amp;utm_content=5.3.0" xlink:type="simple">pkg:maven/org.primefaces/primefaces@5.3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#l48_334d46a93cf095160ce06d8382594b904933c808" xlink:type="simple">hibernate-validator-5.1.3.Final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hibernate&amp;cpe_product=cpe%3A%2F%3Ahibernate%3Ahibernate-validator&amp;cpe_version=cpe%3A%2F%3Ahibernate%3Ahibernate-validator%3A5.1.3" xlink:type="simple">cpe:2.3:a:hibernate:hibernate-validator:5.1.3:*:*:*:*:*:*:*</text:a></text:p>
            <text:p><text:a xlink:href="https://nvd.nist.gov/vuln/search/results?form_type=Advanced&amp;results_type=overview&amp;search_type=all&amp;cpe_vendor=cpe%3A%2F%3Aredhat&amp;cpe_product=cpe%3A%2F%3Aredhat%3Ahibernate_validator&amp;cpe_version=cpe%3A%2F%3Aredhat%3Ahibernate_validator%3A5.1.3" xlink:type="simple">cpe:2.3:a:redhat:hibernate_validator:5.1.3:*:*:*:*:*:*:*</text:a></text:p>
          </table:table-cell>
          <table:table-cell table:style-name="ce2" office:value-type="string" calcext:value-type="string">
            <text:p><text:a xlink:href="https://ossindex.sonatype.org/component/pkg:maven/org.hibernate/hibernate-validator@5.1.3.Final?utm_source=dependency-check&amp;utm_medium=integration&amp;utm_content=5.3.0" xlink:type="simple">pkg:maven/org.hibernate/hibernate-validator@5.1.3.Final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54_53bba91dc3968adf411e076df020cf207283d7dc" xlink:type="simple">cdi-api-1.2.jar</text:a></text:p>
          </table:table-cell>
          <table:table-cell table:style-name="ce2" office:value-type="string" calcext:value-type="string">
            <text:p>cpe:2.3:a:redhat:jboss_weld:1.2:*:*:*:*:*:*:*</text:p>
          </table:table-cell>
          <table:table-cell table:style-name="ce2" office:value-type="string" calcext:value-type="string">
            <text:p><text:a xlink:href="https://ossindex.sonatype.org/component/pkg:maven/javax.enterprise/cdi-api@1.2?utm_source=dependency-check&amp;utm_medium=integration&amp;utm_content=5.3.0" xlink:type="simple">pkg:maven/javax.enterprise/cdi-api@1.2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#l58_e314573935023b6151643e97e9629a2d9f6f604d" xlink:type="simple">javax.faces-api-2.2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oracle&amp;cpe_product=cpe%3A%2F%3Aoracle%3Amojarra&amp;cpe_version=cpe%3A%2F%3Aoracle%3Amojarra%3A2.2.0" xlink:type="simple">cpe:2.3:a:oracle:mojarra:2.2.0:*:*:*:*:*:*:*</text:a></text:p>
            <text:p>cpe:2.3:a:oracle:mojarra_javaserver_faces:2.2:*:*:*:*:*:*:*</text:p>
          </table:table-cell>
          <table:table-cell table:style-name="ce2" office:value-type="string" calcext:value-type="string">
            <text:p><text:a xlink:href="https://ossindex.sonatype.org/component/pkg:maven/javax.faces/javax.faces-api@2.2?utm_source=dependency-check&amp;utm_medium=integration&amp;utm_content=5.3.0" xlink:type="simple">pkg:maven/javax.faces/javax.faces-api@2.2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61_4ddf1b83360c7e39f02e3e20ca364d2c448ed01f" xlink:type="simple">shiro-core-1.2.3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apache&amp;cpe_product=cpe%3A%2F%3Aapache%3Ashiro&amp;cpe_version=cpe%3A%2F%3Aapache%3Ashiro%3A1.2.3" xlink:type="simple">cpe:2.3:a:apache:shiro:1.2.3:*:*:*:*:*:*:*</text:a></text:p>
          </table:table-cell>
          <table:table-cell table:style-name="ce2" office:value-type="string" calcext:value-type="string">
            <text:p><text:a xlink:href="https://ossindex.sonatype.org/component/pkg:maven/org.apache.shiro/shiro-core@1.2.3?utm_source=dependency-check&amp;utm_medium=integration&amp;utm_content=5.3.0" xlink:type="simple">pkg:maven/org.apache.shiro/shiro-core@1.2.3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#l67_968077372764b8ac5c22a4c0f9bd6bc62878b252" xlink:type="simple">postgresql-9.3-1100-jdbc41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3.1100.dbc41" xlink:type="simple">cpe:2.3:a:postgresql:postgresql:9.3.1100.dbc41:*:*:*:*:*:*:*</text:a></text:p>
            <text:p>cpe:2.3:a:postgresql:postgresql_jdbc_driver:9.3.1100:*:*:*:*:*:*:*</text:p>
          </table:table-cell>
          <table:table-cell table:style-name="ce2" office:value-type="string" calcext:value-type="string">
            <text:p><text:a xlink:href="https://ossindex.sonatype.org/component/pkg:maven/org.postgresql/postgresql@9.3-1100-jdbc41?utm_source=dependency-check&amp;utm_medium=integration&amp;utm_content=5.3.0" xlink:type="simple">pkg:maven/org.postgresql/postgresql@9.3-1100-jdbc41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77_61d1e5aaf474462b0c9bfef8aeb6a7205bd56a90" xlink:type="simple">jackson-databind-2.1.4.jar</text:a></text:p>
          </table:table-cell>
          <table:table-cell table:style-name="ce2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1.4" xlink:type="simple">cpe:2.3:a:fasterxml:jackson-databind:2.1.4:*:*:*:*:*:*:*</text:a></text:p>
          </table:table-cell>
          <table:table-cell table:style-name="ce2" office:value-type="string" calcext:value-type="string">
            <text:p><text:a xlink:href="https://ossindex.sonatype.org/component/pkg:maven/com.fasterxml.jackson.core/jackson-databind@2.1.4?utm_source=dependency-check&amp;utm_medium=integration&amp;utm_content=5.3.0" xlink:type="simple">pkg:maven/com.fasterxml.jackson.core/jackson-databind@2.1.4</text:a></text:p>
          </table:table-cell>
          <table:table-cell table:style-name="ce2" office:value-type="string" calcext:value-type="string">
            <text:p>CRITICAL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79_300f3f0dedfca37b3278991f9397354971b37156" xlink:type="simple">jai-imageio-core-1.3.1.jar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ossindex.sonatype.org/component/pkg:maven/com.github.jai-imageio/jai-imageio-core@1.3.1?utm_source=dependency-check&amp;utm_medium=integration&amp;utm_content=5.3.0" xlink:type="simple">pkg:maven/com.github.jai-imageio/jai-imageio-core@1.3.1</text:a>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81_fd14e51342d9fe6d06d6ab17d0df2de0adb337bf" xlink:type="simple">bootstrap.min.js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ossindex.sonatype.org/component/pkg:javascript/bootstrap@4.0.0-alpha?utm_source=dependency-check&amp;utm_medium=integration&amp;utm_content=5.3.0" xlink:type="simple">pkg:javascript/bootstrap@4.0.0-alpha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83_ae49e56999d82802727455f0ba83b63acd90a22b" xlink:type="simple">jquery.js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ossindex.sonatype.org/component/pkg:javascript/jquery@1.9.1?utm_source=dependency-check&amp;utm_medium=integration&amp;utm_content=5.3.0" xlink:type="simple">pkg:javascript/jquery@1.9.1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#l141_d023b5f3630100915963d61f919d28181d1d2f0d" xlink:type="simple">primefaces-5.3.jar: jquery.js</text:a></text:p>
          </table:table-cell>
          <table:table-cell table:style-name="ce4" office:value-type="string" calcext:value-type="string">
            <text:p/>
          </table:table-cell>
          <table:table-cell table:style-name="ce2" office:value-type="string" calcext:value-type="string">
            <text:p><text:a xlink:href="https://ossindex.sonatype.org/component/pkg:javascript/jquery@1.11.3?utm_source=dependency-check&amp;utm_medium=integration&amp;utm_content=5.3.0" xlink:type="simple">pkg:javascript/jquery@1.11.3</text:a>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23:12:38.945860401</meta:creation-date>
    <dc:date>2021-06-02T23:16:40.412463684</dc:date>
    <meta:editing-duration>PT4M3S</meta:editing-duration>
    <meta:editing-cycles>1</meta:editing-cycles>
    <meta:document-statistic meta:table-count="1" meta:cell-count="105" meta:object-count="0"/>
    <meta:generator>LibreOffice/6.0.7.3$Linux_X86_64 LibreOffice_project/00m0$Build-3</meta:generator>
  </office:meta>
</office:document-meta>
</file>